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4" style:family="table-row">
      <style:table-row-properties style:row-height="0.395cm"/>
    </style:style>
    <style:style style:name="Table3.5" style:family="table-row">
      <style:table-row-properties style:row-height="1.505cm"/>
    </style:style>
    <style:style style:name="Table3.A5" style:family="table-cell">
      <style:table-cell-properties style:vertical-align="" fo:padding="0.101cm" fo:border="none" style:writing-mode="page"/>
    </style:style>
    <style:style style:name="Table1" style:family="table">
      <style:table-properties style:width="17cm" fo:break-before="page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1cm" fo:margin-left="0cm" table:align="left" style:writing-mode="page"/>
    </style:style>
    <style:style style:name="Table2.A" style:family="table-column">
      <style:table-column-properties style:column-width="4.789cm"/>
    </style:style>
    <style:style style:name="Table2.B" style:family="table-column">
      <style:table-column-properties style:column-width="1.212cm"/>
    </style:style>
    <style:style style:name="Table2.C" style:family="table-column">
      <style:table-column-properties style:column-width="2.799cm"/>
    </style:style>
    <style:style style:name="Table2.E" style:family="table-column">
      <style:table-column-properties style:column-width="2.706cm"/>
    </style:style>
    <style:style style:name="Table2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2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F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 style:writing-mode="page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2.706cm"/>
    </style:style>
    <style:style style:name="Table4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3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4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5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6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7.013cm" fo:margin-left="0cm" table:align="left" style:writing-mode="page"/>
    </style:style>
    <style:style style:name="Table5.A" style:family="table-column">
      <style:table-column-properties style:column-width="6.001cm"/>
    </style:style>
    <style:style style:name="Table5.B" style:family="table-column">
      <style:table-column-properties style:column-width="2.3cm"/>
    </style:style>
    <style:style style:name="Table5.C" style:family="table-column">
      <style:table-column-properties style:column-width="0.49cm"/>
    </style:style>
    <style:style style:name="Table5.D" style:family="table-column">
      <style:table-column-properties style:column-width="2.33cm"/>
    </style:style>
    <style:style style:name="Table5.E" style:family="table-column">
      <style:table-column-properties style:column-width="0.466cm"/>
    </style:style>
    <style:style style:name="Table5.F" style:family="table-column">
      <style:table-column-properties style:column-width="4.921cm"/>
    </style:style>
    <style:style style:name="Table5.G" style:family="table-column">
      <style:table-column-properties style:column-width="0.504cm"/>
    </style:style>
    <style:style style:name="Table5.1" style:family="table-row">
      <style:table-row-properties style:min-row-height="0.101cm"/>
    </style:style>
    <style:style style:name="Table5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G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8" style:family="table">
      <style:table-properties style:width="17.022cm" fo:margin-left="0cm" table:align="left" style:writing-mode="page"/>
    </style:style>
    <style:style style:name="Table8.A" style:family="table-column">
      <style:table-column-properties style:column-width="1.706cm"/>
    </style:style>
    <style:style style:name="Table8.B" style:family="table-column">
      <style:table-column-properties style:column-width="15.316cm"/>
    </style:style>
    <style:style style:name="Table8.1" style:family="table-row">
      <style:table-row-properties style:min-row-height="0.002cm"/>
    </style:style>
    <style:style style:name="Table8.A1" style:family="table-cell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ble8.B1" style:family="table-cell">
      <style:table-cell-properties style:vertical-align="middle" fo:background-color="transparent" fo:padding="0.101cm" fo:border-left="none" fo:border-right="none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Table13.A4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font-name="Arial" officeooo:paragraph-rsid="002fc9b3"/>
    </style:style>
    <style:style style:name="P4" style:family="paragraph" style:parent-style-name="Standard">
      <style:text-properties fo:color="#999999" loext:opacity="100%" style:font-name="Arial" officeooo:paragraph-rsid="002fc9b3"/>
    </style:style>
    <style:style style:name="P5" style:family="paragraph" style:parent-style-name="Standard">
      <style:paragraph-properties fo:text-align="start" style:justify-single-word="false"/>
      <style:text-properties officeooo:paragraph-rsid="002fc9b3"/>
    </style:style>
    <style:style style:name="P6" style:family="paragraph" style:parent-style-name="rSmall">
      <style:text-properties officeooo:paragraph-rsid="00208ef7"/>
    </style:style>
    <style:style style:name="P7" style:family="paragraph" style:parent-style-name="rSmall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c9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rTable">
      <style:paragraph-properties fo:text-align="center" style:justify-single-word="false"/>
    </style:style>
    <style:style style:name="P10" style:family="paragraph" style:parent-style-name="rTable">
      <style:text-properties fo:font-weight="bold" style:font-weight-asian="bold" style:font-weight-complex="bold"/>
    </style:style>
    <style:style style:name="P11" style:family="paragraph" style:parent-style-name="rTable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rTiny">
      <style:paragraph-properties fo:text-align="center" style:justify-single-word="false"/>
    </style:style>
    <style:style style:name="P13" style:family="paragraph" style:parent-style-name="rTableB">
      <style:text-properties style:font-name="Droid Sans" fo:font-size="10pt" fo:language="de" fo:country="DE" fo:font-weight="bold" officeooo:rsid="00357091" officeooo:paragraph-rsid="00357091" style:font-size-asian="10.5pt"/>
    </style:style>
    <style:style style:name="T1" style:family="text">
      <style:text-properties officeooo:rsid="002fc9b3"/>
    </style:style>
    <style:style style:name="T2" style:family="text">
      <style:text-properties style:text-position="super 71%" officeooo:rsid="000a5117"/>
    </style:style>
    <style:style style:name="T3" style:family="text">
      <style:text-properties style:text-position="super 71%" officeooo:rsid="0009ec24"/>
    </style:style>
    <style:style style:name="T4" style:family="text">
      <style:text-properties style:text-position="super 71%" officeooo:rsid="001d7305"/>
    </style:style>
    <style:style style:name="T5" style:family="text">
      <style:text-properties officeooo:rsid="001f14d0"/>
    </style:style>
    <style:style style:name="T6" style:family="text">
      <style:text-properties officeooo:rsid="000d9fbd"/>
    </style:style>
    <style:style style:name="T7" style:family="text">
      <style:text-properties officeooo:rsid="000d4611"/>
    </style:style>
    <style:style style:name="T8" style:family="text">
      <style:text-properties style:font-name="Droid Sans"/>
    </style:style>
    <style:style style:name="T9" style:family="text">
      <style:text-properties style:font-name="Droid Sans" fo:font-size="11pt" fo:language="de" fo:country="DE" fo:font-weight="bold" officeooo:rsid="002b4d89" style:font-size-asian="10.5pt"/>
    </style:style>
    <style:style style:name="T10" style:family="text">
      <style:text-properties style:font-name="Droid Sans" fo:font-size="10pt" fo:language="de" fo:country="DE" officeooo:rsid="0032ef3f" style:font-size-asian="10.5pt"/>
    </style:style>
    <style:style style:name="T11" style:family="text">
      <style:text-properties fo:color="#999999" loext:opacity="100%"/>
    </style:style>
    <style:style style:name="T12" style:family="text">
      <style:text-properties officeooo:rsid="004988b0"/>
    </style:style>
    <style:style style:name="T13" style:family="text">
      <style:text-properties fo:language="de" fo:country="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FREIE MICHAELSCHULE</text:p>
      <text:p text:style-name="Horizontal_20_Line"/>
      <text:p text:style-name="Standard"/>
      <text:p text:style-name="Standard"/>
      <text:p text:style-name="Standard"/>
      <text:p text:style-name="Standard"/>
      <text:p text:style-name="rTitle">ZEUGNIS</text:p>
      <text:p text:style-name="rSubtitle">DER ALLGEMEINEN HOCHSCHULREIFE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Lucie Marie Lieblich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16.01.1997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Gehrden</text:p>
          </table:table-cell>
        </table:table-row>
        <table:table-row table:style-name="Table3.1">
          <table:table-cell table:style-name="Table3.A1" office:value-type="string">
            <text:p text:style-name="Report">wohnhaft in</text:p>
          </table:table-cell>
          <table:table-cell table:style-name="Table3.B1" table:number-columns-spanned="3" office:value-type="string">
            <text:p text:style-name="Report">Hannover</text:p>
          </table:table-cell>
          <table:covered-table-cell/>
          <table:covered-table-cell/>
        </table:table-row>
        <table:table-row table:style-name="Table3.4">
          <table:table-cell table:style-name="Table3.A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4" office:value-type="string">
            <text:p text:style-name="Report">hat sich nach dem Besuch der Qualifikationsphase der Freien Waldorfschule der Abiturprüfung unterzog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Text">Dem Zeugnis liegen zugrunde:</text:p>
      <text:p text:style-name="rText">Die Vereinbarung über die Durchführung der Abiturprüfung für Schülerinnen und Schüler an Waldorfschulen (Beschluss der Kultusministerkonferenz vom 21.2.1980 in der jeweils geltenden Fassung).</text:p>
      <text:p text:style-name="rText">Die Vereinbarung über die Bildungsstandards für die Allgemeine Hochschulreife (Beschluss der Kultusministerkonferenz vom 18.10.2012 in der jeweils geltenden Fassung).</text:p>
      <text:p text:style-name="rText">Die Vereinbarung über die Einheitlichen Prüfungsanforderungen in der Abiturprüfung (Beschluss der Kultusministerkonferenz vom 1.6.1979 in der jeweils geltenden Fassung).</text:p>
      <text:p text:style-name="rText">Die Verordnung über die Qualifikationsphase und die Abiturprüfung für Schülerinnen und Schüler der Freien Waldorfschulen sowie über die Abiturprüfung für Nichtschülerinnen und Nichtschüler (AVO-WaNi) vom 2.5.2005 (Nds.GVBl. S.139) in der jeweils geltenden Fassung.</text:p>
      <text:p text:style-name="Text_20_body"/>
      <table:table table:name="Table1" table:style-name="Table1">
        <table:table-column table:style-name="Table1.A"/>
        <table:table-row table:style-name="TableLine177806256">
          <table:table-cell table:style-name="Table1.A1" office:value-type="string">
            <text:p text:style-name="rTiny">Name, Vorname, Geburtstag, Geburtsort</text:p>
          </table:table-cell>
        </table:table-row>
        <table:table-row table:style-name="TableLine189512192">
          <table:table-cell table:style-name="Table1.A2" office:value-type="string">
            <text:p text:style-name="P2">Lieblich, Lucie Marie, <text:span text:style-name="T1">16.01.1997</text:span>, <text:span text:style-name="T1">Gehrden</text:span></text:p>
          </table:table-cell>
        </table:table-row>
      </table:table>
      <text:p text:style-name="rSection">I. Leistungen in den schriftlichen Abiturprüfungsfächern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 table:number-columns-repeated="2"/>
        <table:table-row table:style-name="TableLine173703088">
          <table:table-cell table:style-name="Table2.A1" table:number-rows-spanned="2" table:number-columns-spanned="2" office:value-type="string">
            <text:p text:style-name="P9">Prüfungsfächer <text:span text:style-name="T2">1</text:span><text:span text:style-name="T3">)</text:span></text:p>
          </table:table-cell>
          <table:covered-table-cell/>
          <table:table-cell table:style-name="Table2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2.E1" table:number-rows-spanned="2" table:number-columns-spanned="2" office:value-type="string">
            <text:p text:style-name="P9">Ges<text:span text:style-name="T5">a</text:span>mtergebnis <text:span text:style-name="T2">2</text:span><text:span text:style-name="T3">)</text:span></text:p>
          </table:table-cell>
          <table:covered-table-cell/>
        </table:table-row>
        <table:table-row table:style-name="TableLine52471040">
          <table:covered-table-cell/>
          <table:covered-table-cell/>
          <table:table-cell table:style-name="Table2.C2" office:value-type="string">
            <text:p text:style-name="P9">schriftlich</text:p>
          </table:table-cell>
          <table:table-cell table:style-name="Table2.C2" office:value-type="string">
            <text:p text:style-name="P9">mündlich</text:p>
          </table:table-cell>
          <table:covered-table-cell/>
          <table:covered-table-cell/>
        </table:table-row>
        <table:table-row table:style-name="TableLine116855360">
          <table:table-cell table:style-name="Table2.A3" office:value-type="string">
            <text:p text:style-name="rTable">1. <text:span text:style-name="T10">Deutsch</text:span>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07</text:p>
          </table:table-cell>
          <table:table-cell table:style-name="Table2.A3" office:value-type="string">
            <text:p text:style-name="P9">––––––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84</text:p>
          </table:table-cell>
        </table:table-row>
        <table:table-row table:style-name="TableLine178426976">
          <table:table-cell table:style-name="Table2.A3" office:value-type="string">
            <text:p text:style-name="rTable">2. <text:span text:style-name="T13">Englisch</text:span>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09</text:p>
          </table:table-cell>
          <table:table-cell table:style-name="Table2.A3" office:value-type="string">
            <text:p text:style-name="P9">––––––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108</text:p>
          </table:table-cell>
        </table:table-row>
        <table:table-row table:style-name="TableLine187211088">
          <table:table-cell table:style-name="Table2.A3" office:value-type="string">
            <text:p text:style-name="rTable">3. <text:span text:style-name="T13">Geschichte</text:span>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03</text:p>
          </table:table-cell>
          <table:table-cell table:style-name="Table2.A3" office:value-type="string">
            <text:p text:style-name="P9">06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54</text:p>
          </table:table-cell>
        </table:table-row>
        <table:table-row table:style-name="TableLine143326000">
          <table:table-cell table:style-name="Table2.A3" table:number-columns-spanned="2" office:value-type="string">
            <text:p text:style-name="rTable">4. <text:span text:style-name="T13">Mathematik</text:span></text:p>
          </table:table-cell>
          <table:covered-table-cell/>
          <table:table-cell table:style-name="Table2.A3" office:value-type="string">
            <text:p text:style-name="P9">08</text:p>
          </table:table-cell>
          <table:table-cell table:style-name="Table2.A3" office:value-type="string">
            <text:p text:style-name="P9">––––––</text:p>
          </table:table-cell>
          <table:table-cell table:style-name="Table2.A3" office:value-type="string">
            <text:p text:style-name="P9">8-fach</text:p>
          </table:table-cell>
          <table:table-cell table:style-name="Table2.F3" office:value-type="string">
            <text:p text:style-name="P9">64</text:p>
          </table:table-cell>
        </table:table-row>
      </table:table>
      <text:p text:style-name="rSection">II. Leistungen in de<text:span text:style-name="T9">n</text:span> mündlichen Abiturprüfungsfächern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 table:number-columns-repeated="2"/>
        <table:table-row table:style-name="TableLine173018064">
          <table:table-cell table:style-name="Table4.A1" table:number-rows-spanned="2" office:value-type="string">
            <text:p text:style-name="P9">Prüfungsfächer <text:span text:style-name="T3">3)</text:span></text:p>
          </table:table-cell>
          <table:table-cell table:style-name="Table4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4.D1" table:number-rows-spanned="2" table:number-columns-spanned="2" office:value-type="string">
            <text:p text:style-name="P9">Gesamtergebnis</text:p>
          </table:table-cell>
          <table:covered-table-cell/>
        </table:table-row>
        <table:table-row table:style-name="TableLine56602112">
          <table:covered-table-cell/>
          <table:table-cell table:style-name="Table4.B2" office:value-type="string">
            <text:p text:style-name="P9">mündlich</text:p>
          </table:table-cell>
          <table:table-cell table:style-name="Table4.C2" office:value-type="string">
            <text:p text:style-name="P9">Schulhalbjah-</text:p>
            <text:p text:style-name="P9">resergebnisse</text:p>
          </table:table-cell>
          <table:covered-table-cell/>
          <table:covered-table-cell/>
        </table:table-row>
        <table:table-row table:style-name="TableLine188984912">
          <table:table-cell table:style-name="Table4.B2" office:value-type="string">
            <text:p text:style-name="rTable">5. <text:span text:style-name="T13">Französisch</text:span></text:p>
          </table:table-cell>
          <table:table-cell table:style-name="Table4.B2" office:value-type="string">
            <text:p text:style-name="P9">02</text:p>
          </table:table-cell>
          <table:table-cell table:style-name="Table4.B2" office:value-type="string">
            <text:p text:style-name="P9">––––––––</text:p>
          </table:table-cell>
          <table:table-cell table:style-name="Table4.D3" office:value-type="string">
            <text:p text:style-name="P9">4-fach</text:p>
          </table:table-cell>
          <table:table-cell table:style-name="Table4.E3" office:value-type="string">
            <text:p text:style-name="P9">8</text:p>
          </table:table-cell>
        </table:table-row>
        <table:table-row table:style-name="TableLine189002784">
          <table:table-cell table:style-name="Table4.B2" office:value-type="string">
            <text:p text:style-name="rTable">6. <text:span text:style-name="T13">Biologie</text:span></text:p>
          </table:table-cell>
          <table:table-cell table:style-name="Table4.B2" office:value-type="string">
            <text:p text:style-name="P9">04</text:p>
          </table:table-cell>
          <table:table-cell table:style-name="Table4.B2" office:value-type="string">
            <text:p text:style-name="P9">––––––––</text:p>
          </table:table-cell>
          <table:table-cell table:style-name="Table4.D4" office:value-type="string">
            <text:p text:style-name="P9">4-fach</text:p>
          </table:table-cell>
          <table:table-cell table:style-name="Table4.E4" office:value-type="string">
            <text:p text:style-name="P9">16</text:p>
          </table:table-cell>
        </table:table-row>
        <table:table-row table:style-name="TableLine110374128">
          <table:table-cell table:style-name="Table4.B2" office:value-type="string">
            <text:p text:style-name="rTable">7. <text:span text:style-name="T13">Kunst</text:span></text:p>
          </table:table-cell>
          <table:table-cell table:style-name="Table4.B2" office:value-type="string">
            <text:p text:style-name="P9">––––––––</text:p>
          </table:table-cell>
          <table:table-cell table:style-name="Table4.B2" office:value-type="string">
            <text:p text:style-name="P9">08</text:p>
          </table:table-cell>
          <table:table-cell table:style-name="Table4.D5" office:value-type="string">
            <text:p text:style-name="P9">4-fach</text:p>
          </table:table-cell>
          <table:table-cell table:style-name="Table4.E5" office:value-type="string">
            <text:p text:style-name="P9">32</text:p>
          </table:table-cell>
        </table:table-row>
        <table:table-row table:style-name="TableLine176610304">
          <table:table-cell table:style-name="Table4.B2" office:value-type="string">
            <text:p text:style-name="rTable">8. <text:span text:style-name="T13">Musik</text:span></text:p>
          </table:table-cell>
          <table:table-cell table:style-name="Table4.B2" office:value-type="string">
            <text:p text:style-name="P9">––––––––</text:p>
          </table:table-cell>
          <table:table-cell table:style-name="Table4.B2" office:value-type="string">
            <text:p text:style-name="P9">13</text:p>
          </table:table-cell>
          <table:table-cell table:style-name="Table4.D6" office:value-type="string">
            <text:p text:style-name="P9">4-fach</text:p>
          </table:table-cell>
          <table:table-cell table:style-name="Table4.E6" office:value-type="string">
            <text:p text:style-name="P9">52</text:p>
          </table:table-cell>
        </table:table-row>
      </table:table>
      <text:p text:style-name="rSection">III. Berechnung der Gesamtqualifikation und der Durchschnittsnot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rTable"><text:span text:style-name="T6">Gesamt</text:span>summe der schriftlichen <text:span text:style-name="T7">Prüfungsfächer</text:span></text:p>
          </table:table-cell>
          <table:table-cell table:style-name="Table5.B1" office:value-type="string">
            <text:p text:style-name="P13">310</text:p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>mindestens 220,</text:p>
            <text:p text:style-name="rTable">höchstens 660 Punkte</text:p>
          </table:table-cell>
          <table:table-cell table:style-name="Table5.A1" office:value-type="string">
            <text:p text:style-name="rTable"/>
          </table:table-cell>
        </table:table-row>
        <table:table-row table:style-name="Table5.2"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B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</table:table-row>
        <table:table-row table:style-name="TableLine182429296">
          <table:table-cell table:style-name="Table5.A1" office:value-type="string">
            <text:p text:style-name="rTable"><text:span text:style-name="T6">Gesamt</text:span>summe der <text:span text:style-name="T6">münd</text:span>lichen <text:span text:style-name="T7">Prüfungsfächer</text:span></text:p>
          </table:table-cell>
          <table:table-cell table:style-name="Table5.B1" office:value-type="string">
            <text:p text:style-name="P13">108</text:p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>mindestens <text:span text:style-name="T6">8</text:span>0,</text:p>
            <text:p text:style-name="rTable">höchstens 240 Punkte</text:p>
          </table:table-cell>
          <table:table-cell table:style-name="Table5.A1" office:value-type="string">
            <text:p text:style-name="rTable"/>
          </table:table-cell>
        </table:table-row>
        <table:table-row table:style-name="Table5.2"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</table:table-row>
        <table:table-row table:style-name="TableLine182614128">
          <table:table-cell table:style-name="Table5.A5" office:value-type="string">
            <text:p text:style-name="rTable">Durchschnittsnote</text:p>
          </table:table-cell>
          <table:table-cell table:style-name="Table5.B1" office:value-type="string">
            <text:p text:style-name="rTableB">3</text:p>
          </table:table-cell>
          <table:table-cell table:style-name="Table5.A5" office:value-type="string">
            <text:p text:style-name="P10"><text:s/>,</text:p>
          </table:table-cell>
          <table:table-cell table:style-name="Table5.B1" office:value-type="string">
            <text:p text:style-name="rTableB">3</text:p>
          </table:table-cell>
          <table:table-cell table:style-name="Table5.A1" office:value-type="string">
            <text:p text:style-name="rTableB"> </text:p>
            <text:p text:style-name="rTableB"> </text:p>
          </table:table-cell>
          <table:table-cell table:style-name="Table5.B1" office:value-type="string">
            <text:p text:style-name="rTableB">drei, drei</text:p>
          </table:table-cell>
          <table:table-cell table:style-name="Table5.G5" office:value-type="string">
            <text:p text:style-name="P9"><text:span text:style-name="T4">4</text:span><text:span text:style-name="T3">)</text:span>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rSmall">Frau</text:p>
          </table:table-cell>
          <table:table-cell table:style-name="Table8.B1" office:value-type="string">
            <text:p text:style-name="P7">Lucie Marie Lieblich</text:p>
          </table:table-cell>
        </table:table-row>
        <table:table-row table:style-name="Table8.1">
          <table:table-cell table:style-name="Table8.A1" table:number-columns-spanned="2" office:value-type="string">
            <text:p text:style-name="P6"><text:span text:style-name="T8">hat</text:span> die Abiturprüfung bestanden und damit die Befähigung zum Studium an einer Hochschule in der Bundesrepublik Deutschland erworben.</text:p>
          </table:table-cell>
          <table:covered-table-cell/>
        </table:table-row>
      </table:table>
      <text:p text:style-name="rSmall"/>
      <text:p text:style-name="rSmall"/>
      <text:p text:style-name="rSmall">Hannover, den 09.06.2016</text:p>
      <text:p text:style-name="P3"/>
      <text:p text:style-name="P3"/>
      <text:p text:style-name="rSmall"><text:tab/><text:tab/><text:tab/><text:tab/><text:tab/><text:span text:style-name="T11">(Siegel)</text:span></text:p>
      <text:p text:style-name="P4"/>
      <table:table table:name="Table9" table:style-name="Table9">
        <table:table-column table:style-name="Table9.A"/>
        <table:table-column table:style-name="Table9.B"/>
        <table:table-row table:style-name="TableLine189022208">
          <table:table-cell table:style-name="Table9.A1" office:value-type="string">
            <text:p text:style-name="P8"/>
          </table:table-cell>
          <table:table-cell table:style-name="Table9.B1" office:value-type="string">
            <text:p text:style-name="P8"/>
          </table:table-cell>
        </table:table-row>
        <table:table-row table:style-name="TableLine173100192"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2">Die/Der Vorsitzende der Prüfungskommission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2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2">gut</text:p>
          </table:table-cell>
          <table:covered-table-cell/>
          <table:covered-table-cell/>
          <table:table-cell table:style-name="Table13.A2" table:number-columns-spanned="3" office:value-type="string">
            <text:p text:style-name="P12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2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2">mangelhaft</text:p>
          </table:table-cell>
          <table:covered-table-cell/>
          <table:covered-table-cell/>
          <table:table-cell table:style-name="Table13.Q2" office:value-type="string">
            <text:p text:style-name="P12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1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2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3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4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5</text:p>
          </table:table-cell>
          <table:table-cell table:style-name="Table13.A2" office:value-type="string">
            <text:p text:style-name="P12">-</text:p>
          </table:table-cell>
          <table:table-cell table:style-name="Table13.Q3" office:value-type="string">
            <text:p text:style-name="P12">6</text:p>
          </table:table-cell>
        </table:table-row>
        <table:table-row table:style-name="Table13.3">
          <table:table-cell table:style-name="Table13.A4" office:value-type="string">
            <text:p text:style-name="rTiny">Punktzahl</text:p>
          </table:table-cell>
          <table:table-cell table:style-name="Table13.A4" office:value-type="string">
            <text:p text:style-name="P12">15</text:p>
          </table:table-cell>
          <table:table-cell table:style-name="Table13.A4" office:value-type="string">
            <text:p text:style-name="P12">14</text:p>
          </table:table-cell>
          <table:table-cell table:style-name="Table13.A4" office:value-type="string">
            <text:p text:style-name="P12">13</text:p>
          </table:table-cell>
          <table:table-cell table:style-name="Table13.A4" office:value-type="string">
            <text:p text:style-name="P12">12</text:p>
          </table:table-cell>
          <table:table-cell table:style-name="Table13.A4" office:value-type="string">
            <text:p text:style-name="P12">11</text:p>
          </table:table-cell>
          <table:table-cell table:style-name="Table13.A4" office:value-type="string">
            <text:p text:style-name="P12">10</text:p>
          </table:table-cell>
          <table:table-cell table:style-name="Table13.A4" office:value-type="string">
            <text:p text:style-name="P12">09</text:p>
          </table:table-cell>
          <table:table-cell table:style-name="Table13.A4" office:value-type="string">
            <text:p text:style-name="P12">08</text:p>
          </table:table-cell>
          <table:table-cell table:style-name="Table13.A4" office:value-type="string">
            <text:p text:style-name="P12">07</text:p>
          </table:table-cell>
          <table:table-cell table:style-name="Table13.A4" office:value-type="string">
            <text:p text:style-name="P12">06</text:p>
          </table:table-cell>
          <table:table-cell table:style-name="Table13.A4" office:value-type="string">
            <text:p text:style-name="P12">05</text:p>
          </table:table-cell>
          <table:table-cell table:style-name="Table13.A4" office:value-type="string">
            <text:p text:style-name="P12">04</text:p>
          </table:table-cell>
          <table:table-cell table:style-name="Table13.A4" office:value-type="string">
            <text:p text:style-name="P12">03</text:p>
          </table:table-cell>
          <table:table-cell table:style-name="Table13.A4" office:value-type="string">
            <text:p text:style-name="P12">02</text:p>
          </table:table-cell>
          <table:table-cell table:style-name="Table13.A4" office:value-type="string">
            <text:p text:style-name="P12">01</text:p>
          </table:table-cell>
          <table:table-cell table:style-name="Table13.Q3" office:value-type="string">
            <text:p text:style-name="P12">00</text:p>
          </table:table-cell>
        </table:table-row>
      </table:table>
      <text:p text:style-name="rTiny"/>
      <text:p text:style-name="rNote">1) Die Abiturprüfungsfächer, die auf erhöhtem Anforderungsniveau betrieben worden sind, sind mit „eA“ gekennzeichnet.</text:p>
      <text:p text:style-name="rNote">2) Die Ergebnisse der schriftlichen und der mündlichen Abiturprüfung werden im Verhältnis 1:1 gewichtet.</text:p>
      <text:p text:style-name="rNote">3) Im 7. und 8. Prüfungsfach können statt einer mündlichen Prüfung die Schuljahresergebnisse aus dem vierten Schulhalbjahr der Qualifikationsphase eingebracht werden.</text:p>
      <text:p text:style-name="rNote">4) Wiederholung der Durchschnittsnote in <text:span text:style-name="T12">Wort</text:span>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.4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1pt"/>
    </style:style>
    <style:style style:name="Frame_20_contents" style:display-name="Frame contents" style:family="paragraph" style:parent-style-name="Standard" style:class="extra"/>
    <style:style style:name="rTable" style:family="paragraph" style:parent-style-name="Report">
      <style:text-properties fo:font-size="10pt"/>
    </style:style>
    <style:style style:name="rTiny" style:family="paragraph" style:parent-style-name="Report">
      <style:text-properties fo:font-size="9pt"/>
    </style:style>
    <style:style style:name="rNote" style:family="paragraph" style:parent-style-name="Report">
      <style:paragraph-properties fo:margin-top="0cm" fo:margin-bottom="0.109cm" style:contextual-spacing="false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ableB" style:family="paragraph" style:parent-style-name="rTable" style:next-style-name="rTable">
      <style:paragraph-properties fo:text-align="center" style:justify-single-word="false"/>
      <style:text-properties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Abiturzeugnis</dc:title>
    <meta:generator>LibreOffice/7.0.3.1$Linux_X86_64 LibreOffice_project/d7547858d014d4cf69878db179d326fc3483e082</meta:generator>
    <meta:editing-duration>PT3H48M3S</meta:editing-duration>
    <meta:editing-cycles>37</meta:editing-cycles>
    <dc:date>2021-01-16T20:45:00.423090026</dc:date>
    <dc:subject>Zeugnis für bestandene Abiturprüfung.</dc:subject>
    <meta:document-statistic meta:table-count="8" meta:image-count="0" meta:object-count="0" meta:page-count="2" meta:paragraph-count="146" meta:word-count="384" meta:character-count="3072" meta:non-whitespace-character-count="2820"/>
    <meta:template xlink:type="simple" xlink:actuate="onRequest" xlink:title="Modern" xlink:href="../../../../../../../../usr/lib/libreoffice/share/template/common/styles/Modern.ott" meta:date="2020-10-13T10:48:30.585333728"/>
  </office:meta>
</office:document-meta>
</file>